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562f94" draw:textarea-horizontal-align="justify" draw:textarea-vertical-align="middle" draw:auto-grow-height="false" fo:min-height="5.616cm" fo:min-width="5.366cm" fo:wrap-option="wrap" draw:shadow="hidden" loext:decorative="false"/>
    </style:style>
    <style:style style:name="gr2" style:family="graphic" style:parent-style-name="standard">
      <style:graphic-properties draw:stroke="none" draw:fill-color="#270058" draw:textarea-horizontal-align="justify" draw:textarea-vertical-align="middle" draw:auto-grow-height="false" fo:min-height="5.616cm" fo:min-width="5.366cm" fo:wrap-option="wrap" draw:shadow="hidden" loext:decorative="false"/>
    </style:style>
    <style:style style:name="gr3" style:family="graphic">
      <style:graphic-properties style:writing-mode="lr-tb" loext:decorative="false"/>
    </style:style>
    <style:style style:name="gr4" style:family="graphic" style:parent-style-name="standard">
      <style:graphic-properties draw:stroke="none" draw:fill-color="#562f94" draw:textarea-horizontal-align="justify" draw:textarea-vertical-align="middle" draw:auto-grow-height="false" fo:min-height="0.794cm" fo:min-width="0.73cm" loext:decorative="false"/>
    </style:style>
    <style:style style:name="gr5" style:family="graphic" style:parent-style-name="standard">
      <style:graphic-properties draw:stroke="none" draw:fill-color="#562f94" draw:textarea-horizontal-align="justify" draw:textarea-vertical-align="middle" draw:auto-grow-height="false" fo:min-height="1.406cm" fo:min-width="1.268cm" loext:decorative="false"/>
    </style:style>
    <style:style style:name="gr6" style:family="graphic" style:parent-style-name="standard">
      <style:graphic-properties draw:stroke="none" draw:fill-color="#562f94" draw:textarea-horizontal-align="justify" draw:textarea-vertical-align="middle" draw:auto-grow-height="false" fo:min-height="1.977cm" fo:min-width="0.986cm" loext:decorative="false"/>
    </style:style>
    <style:style style:name="gr7" style:family="graphic" style:parent-style-name="standard">
      <style:graphic-properties draw:stroke="none" draw:fill-color="#562f94" draw:textarea-horizontal-align="justify" draw:textarea-vertical-align="middle" draw:auto-grow-height="false" fo:min-height="0.81cm" fo:min-width="0.825cm" loext:decorative="false"/>
    </style:style>
    <style:style style:name="P1" style:family="paragraph">
      <loext:graphic-properties draw:fill-color="#562f94"/>
      <style:paragraph-properties fo:text-align="center"/>
    </style:style>
    <style:style style:name="P2" style:family="paragraph">
      <loext:graphic-properties draw:fill-color="#27005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299cm" svg:height="3.299cm" svg:x="1.2cm" svg:y="5.75cm" svg:viewBox="0 0 3300 3300" svg:d="M2868 952c34-58 51-124 51-190 0-67-17-133-51-191-33-58-81-106-139-139-58-34-124-51-191-51-66 0-132 17-190 51-58 33-106 81-140 139-33 58-51 124-51 191 0 66 18 132 51 190 34 58 82 106 140 140 58 33 124 51 190 51 67 0 133-18 191-51 58-34 106-82 139-140zM1459 1015l-951 1904h1268 636 507l-571-1143-254 508zM275 74c84-49 178-74 275-74h2200c97 0 191 25 275 74 84 48 153 117 201 201 49 84 74 178 74 275h-1l1 2200c0 97-25 191-74 275-48 84-117 153-201 201-84 49-178 74-275 74v-1l-2200 1c-97 0-191-25-275-74-84-48-153-117-201-201-49-84-74-178-74-275v-2200c0-97 25-191 74-275 48-84 117-153 201-201z">
          <text:p/>
        </draw:path>
        <draw:path draw:style-name="gr1" draw:text-style-name="P1" draw:layer="layout" svg:width="3.299cm" svg:height="3.299cm" svg:x="7.5cm" svg:y="5.75cm" svg:viewBox="0 0 3300 3300" svg:d="M2868 952c34-58 51-124 51-190 0-67-17-133-51-191-33-58-81-106-139-139-58-34-124-51-191-51-66 0-132 17-190 51-58 33-106 81-140 139-33 58-51 124-51 191 0 66 18 132 51 190 34 58 82 106 140 140 58 33 124 51 190 51 67 0 133-18 191-51 58-34 106-82 139-140zM1459 1015l-951 1904h1269 635 507l-571-1143-254 508zM275 74c84-49 178-74 275-74h2200c97 0 191 25 275 74 84 48 153 117 201 201 49 84 74 178 74 275h-1l1 2200c0 97-25 191-74 275-48 84-117 153-201 201-84 49-178 74-275 74v-1l-2200 1c-97 0-191-25-275-74-84-48-153-117-201-201-49-84-74-178-74-275v-2200c0-97 25-191 74-275 48-84 117-153 201-201z">
          <text:p/>
        </draw:path>
        <draw:path draw:style-name="gr2" draw:text-style-name="P2" draw:layer="layout" svg:width="5.999cm" svg:height="5.999cm" svg:x="3cm" svg:y="5cm" svg:viewBox="0 0 6000 6000" svg:d="M5215 1731c61-105 93-225 93-346 0-122-32-241-93-346-61-106-148-193-254-254-105-61-224-93-346-93-121 0-241 32-346 93s-193 148-254 254c-61 105-93 224-93 346 0 121 32 241 93 346s149 193 254 254 225 93 346 93c122 0 241-32 346-93 106-61 193-149 254-254zM2653 1846l-1730 3462h2307 1155 923l-1039-2078-462 923zM500 134c152-88 324-134 500-134h4000c176 0 348 46 500 134s278 214 366 366 134 324 134 500h-1l1 4000c0 176-46 348-134 500s-214 278-366 366-324 134-500 134v-1l-4000 1c-176 0-348-46-500-134s-278-214-366-366-134-324-134-500v-4000c0-176 46-348 134-500s214-278 366-366z">
          <text:p/>
        </draw:path>
        <draw:g draw:style-name="gr3">
          <draw:custom-shape draw:style-name="gr4" draw:text-style-name="P1" draw:layer="layout" svg:width="2.459cm" svg:height="3.131cm" svg:x="6.268cm" svg:y="3.2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2.5cm" svg:height="2.342cm" svg:x="6.25cm" svg:y="5.4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3">
          <draw:custom-shape draw:style-name="gr6" draw:text-style-name="P1" draw:layer="layout" svg:width="2.65cm" svg:height="3.975cm" draw:transform="skewX (-0.000174532925199411) rotate (1.77953770533342) translate (3.049cm 4.247cm)">
            <text:p/>
            <draw:enhanced-geometry svg:viewBox="0 0 21600 21600" draw:mirror-horizontal="false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7" draw:text-style-name="P1" draw:layer="layout" svg:width="1.325cm" svg:height="1.059cm" draw:transform="rotate (0.20943951023932) translate (6.293cm 2.655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2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5:08:04.137277041</meta:creation-date>
    <dc:date>2024-02-13T21:04:30.439059625</dc:date>
    <meta:editing-duration>PT1H8M48S</meta:editing-duration>
    <meta:editing-cycles>10</meta:editing-cycles>
    <meta:generator>LibreOffice/7.6.4.1$Linux_X86_64 LibreOffice_project/60$Build-1</meta:generator>
    <meta:document-statistic meta:object-count="9"/>
  </office:meta>
</office:document-meta>
</file>